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+-------------+</text:p>
      <text:p text:style-name="Normal">| <text:s text:c="2"/>Inicio <text:s text:c="3"/>|</text:p>
      <text:p text:style-name="Normal">+-------------+</text:p>
      <text:p text:style-name="Normal"><text:s text:c="7"/>|</text:p>
      <text:p text:style-name="Normal"><text:s text:c="7"/>v</text:p>
      <text:p text:style-name="Normal">+-------------+</text:p>
      <text:p text:style-name="Normal">| <text:s/>A = 5 <text:s text:c="5"/>|</text:p>
      <text:p text:style-name="Normal">| <text:s/>B = 9 <text:s text:c="5"/>|</text:p>
      <text:p text:style-name="Normal">+-------------+</text:p>
      <text:p text:style-name="Normal"><text:s text:c="7"/>|</text:p>
      <text:p text:style-name="Normal"><text:s text:c="7"/>v</text:p>
      <text:p text:style-name="Normal">+-------------+</text:p>
      <text:p text:style-name="Normal">| <text:s/>S = A + B <text:s/>|</text:p>
      <text:p text:style-name="Normal">| <text:s/>(S = 14) <text:s text:c="2"/>|</text:p>
      <text:p text:style-name="Normal">+-------------+</text:p>
      <text:p text:style-name="Normal"><text:s text:c="7"/>|</text:p>
      <text:p text:style-name="Normal"><text:s text:c="7"/>v</text:p>
      <text:p text:style-name="Normal">+-----------------+</text:p>
      <text:p text:style-name="Normal">| Mostrar S = 14 <text:s/>|</text:p>
      <text:p text:style-name="Normal">+-----------------+</text:p>
      <text:p text:style-name="Normal"><text:s text:c="7"/>|</text:p>
      <text:p text:style-name="Normal"><text:s text:c="7"/>v</text:p>
      <text:p text:style-name="Normal">+-------------+</text:p>
      <text:p text:style-name="Normal">| <text:s text:c="3"/>Fin <text:s text:c="5"/>|</text:p>
      <text:p text:style-name="Normal">+-------------+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ssimo ciuffetelli</meta:initial-creator>
    <dc:creator>massimo ciuffetelli</dc:creator>
    <meta:creation-date>2025-02-06T10:56:00Z</meta:creation-date>
    <dc:date>2025-02-06T10:57:00Z</dc:date>
    <meta:template xlink:href="Normal.dotm" xlink:type="simple"/>
    <meta:editing-cycles>1</meta:editing-cycles>
    <meta:editing-duration>PT60S</meta:editing-duration>
    <meta:document-statistic meta:page-count="1" meta:paragraph-count="1" meta:word-count="54" meta:character-count="355" meta:row-count="2" meta:non-whitespace-character-count="302"/>
  </office:meta>
</office:document-meta>
</file>